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serif" svg:font-family="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estSpecifcation" style:family="table">
      <style:table-properties style:width="25.698cm" table:align="left"/>
    </style:style>
    <style:style style:name="TestSpecifcation.A" style:family="table-column">
      <style:table-column-properties style:column-width="4.283cm"/>
    </style:style>
    <style:style style:name="TestSpecifcation.D" style:family="table-column">
      <style:table-column-properties style:column-width="5.055cm"/>
    </style:style>
    <style:style style:name="TestSpecifcation.E" style:family="table-column">
      <style:table-column-properties style:column-width="3.694cm"/>
    </style:style>
    <style:style style:name="TestSpecifcation.F" style:family="table-column">
      <style:table-column-properties style:column-width="4.101cm"/>
    </style:style>
    <style:style style:name="TestSpecifcation.A1" style:family="table-cell">
      <style:table-cell-properties fo:padding="0.097cm" fo:border-left="0.002cm solid #000000" fo:border-right="none" fo:border-top="0.002cm solid #000000" fo:border-bottom="0.002cm solid #000000"/>
    </style:style>
    <style:style style:name="TestSpecifcation.F1" style:family="table-cell">
      <style:table-cell-properties fo:padding="0.097cm" fo:border="0.002cm solid #000000"/>
    </style:style>
    <style:style style:name="TestSpecifcation.2" style:family="table-row">
      <style:table-row-properties style:min-row-height="0.706cm"/>
    </style:style>
    <style:style style:name="TestSpecifcation.A2" style:family="table-cell">
      <style:table-cell-properties fo:padding="0.097cm" fo:border-left="0.002cm solid #000000" fo:border-right="none" fo:border-top="none" fo:border-bottom="0.002cm solid #000000"/>
    </style:style>
    <style:style style:name="TestSpecifcation.F2" style:family="table-cell">
      <style:table-cell-properties fo:padding="0.097cm" fo:border-left="0.002cm solid #000000" fo:border-right="0.002cm solid #000000" fo:border-top="none" fo:border-bottom="0.002cm solid #000000"/>
    </style:style>
    <style:style style:name="Table1" style:family="table">
      <style:table-properties style:width="25.732cm" fo:margin-left="-0.049cm" table:align="left"/>
    </style:style>
    <style:style style:name="Table1.A" style:family="table-column">
      <style:table-column-properties style:column-width="2.15cm"/>
    </style:style>
    <style:style style:name="Table1.B" style:family="table-column">
      <style:table-column-properties style:column-width="2.745cm"/>
    </style:style>
    <style:style style:name="Table1.C" style:family="table-column">
      <style:table-column-properties style:column-width="3.141cm"/>
    </style:style>
    <style:style style:name="Table1.D" style:family="table-column">
      <style:table-column-properties style:column-width="12.568cm"/>
    </style:style>
    <style:style style:name="Table1.E" style:family="table-column">
      <style:table-column-properties style:column-width="5.128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data-style-name="N0">
      <style:table-cell-properties fo:padding="0.097cm" fo:border-left="0.002cm solid #000000" fo:border-right="none" fo:border-top="none" fo:border-bottom="0.002cm solid #000000"/>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0pt" fo:font-style="normal" style:font-size-asian="8.75pt" style:font-style-asian="normal" style:font-size-complex="10pt" style:font-style-complex="normal"/>
    </style:style>
    <style:style style:name="P5" style:family="paragraph" style:parent-style-name="Footer">
      <style:text-properties style:font-name="CMU Serif" fo:font-size="10pt" fo:font-style="italic" style:font-size-asian="8.75pt" style:font-style-asian="italic" style:font-size-complex="10pt" style:font-style-complex="italic"/>
    </style:style>
    <style:style style:name="P6"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able_20_Contents">
      <style:text-properties style:font-name="CMU Serif"/>
    </style:style>
    <style:style style:name="P8" style:family="paragraph" style:parent-style-name="Table_20_Contents">
      <style:text-properties style:font-name="CMU Serif" fo:font-style="italic" style:font-style-asian="italic" style:font-style-complex="italic"/>
    </style:style>
    <style:style style:name="P9" style:family="paragraph" style:parent-style-name="Table_20_Contents">
      <style:text-properties style:font-name="CMU Serif" fo:font-style="normal" style:font-style-asian="normal" style:font-style-complex="normal"/>
    </style:style>
    <style:style style:name="P10" style:family="paragraph" style:parent-style-name="Standard">
      <style:paragraph-properties style:writing-mode="lr-tb"/>
      <style:text-properties style:font-name="serif" fo:font-size="12.75pt"/>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2">
      <style:text-properties style:font-name="CMU Serif" fo:font-style="normal" style:font-style-asian="normal" style:font-style-complex="normal"/>
    </style:style>
    <style:style style:name="P13" style:family="paragraph" style:parent-style-name="Table_20_Contents">
      <style:text-properties style:font-name="CMU Serif" fo:font-style="normal" style:font-style-asian="normal" style:font-style-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text-properties style:font-name="CMU Serif"/>
    </style:style>
    <style:style style:name="P16" style:family="paragraph" style:parent-style-name="Heading_20_1">
      <style:paragraph-properties fo:text-align="center" style:justify-single-word="false"/>
      <style:text-properties style:font-name="CMU Serif"/>
    </style:style>
    <style:style style:name="P17" style:family="paragraph" style:parent-style-name="Heading_20_1" style:list-style-name="">
      <style:text-properties style:font-name="CMU Serif"/>
    </style:style>
    <style:style style:name="P18" style:family="paragraph" style:parent-style-name="Heading_20_1" style:master-page-name="Landscape">
      <style:paragraph-properties style:page-number="auto"/>
      <style:text-properties style:font-name="CMU Serif"/>
    </style:style>
    <style:style style:name="P19" style:family="paragraph" style:parent-style-name="Text_20_body" style:list-style-name="L1">
      <style:text-properties style:font-name="CMU Serif" fo:font-size="10pt" fo:font-style="normal" style:font-size-asian="8.75pt" style:font-style-asian="normal" style:font-size-complex="10pt" style:font-style-complex="normal"/>
    </style:style>
    <style:style style:name="P20"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21" style:family="paragraph" style:parent-style-name="Text_20_body">
      <style:paragraph-properties fo:margin-left="0cm" fo:margin-right="0cm" fo:text-align="start" style:justify-single-word="false" fo:text-indent="5.556cm" style:auto-text-indent="false" fo:break-before="page">
        <style:tab-stops>
          <style:tab-stop style:position="5.689cm"/>
        </style:tab-stops>
      </style:paragraph-properties>
      <style:text-properties style:font-name="CMU Serif"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698_1817488610"/>Software Engineering Group Projects – <text:bookmark-end text:name="__RefHeading__698_1817488610"/></text:h>
      <text:h text:style-name="P16" text:outline-level="1"><text:bookmark-start text:name="__RefHeading__360_632211959"/>Test Specification<text:line-break/><text:line-break/><text:bookmark-end text:name="__RefHeading__360_632211959"/></text:h>
      <text:p text:style-name="P3"/>
      <text:p text:style-name="P6">Author: <text:s text:c="4"/><text:tab/>Ryan Gouldsmith </text:p>
      <text:p text:style-name="P6"><text:tab/><text:tab/><text:tab/>Zack Lott</text:p>
      <text:p text:style-name="P6">Config Ref: <text:s/>SE.TEST.01</text:p>
      <text:p text:style-name="P6">Date: <text:s text:c="8"/><text:tab/>9nd November 2013</text:p>
      <text:p text:style-name="P6">Version: <text:s text:c="4"/><text:tab/>1.6</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 </text:p>
      <text:p text:style-name="P6">Aberystwyth University </text:p>
      <text:p text:style-name="P6">Aberystwyth </text:p>
      <text:p text:style-name="P6">Ceredigion </text:p>
      <text:p text:style-name="P6">SY23 3DB </text:p>
      <text:p text:style-name="P6">Copyright © Aberystwyth University 2013</text:p>
      <text:p text:style-name="P2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text:a xlink:type="simple" xlink:href="#__RefHeading__698_1817488610" text:style-name="Index_20_Link" text:visited-style-name="Index_20_Link">Software Engineering Group Projects – <text:tab/>1</text:a></text:p>
          <text:p text:style-name="P14"><text:a xlink:type="simple" xlink:href="#__RefHeading__360_632211959" text:style-name="Index_20_Link" text:visited-style-name="Index_20_Link">Test Specification<text:line-break/><text:line-break/><text:tab/>1</text:a></text:p>
          <text:p text:style-name="P14"><text:a xlink:type="simple" xlink:href="#__RefHeading__448_1210628608" text:style-name="Index_20_Link" text:visited-style-name="Index_20_Link">1. INTRODUCTION<text:tab/>3</text:a></text:p>
          <text:p text:style-name="P11"><text:a xlink:type="simple" xlink:href="#__RefHeading__450_1210628608" text:style-name="Index_20_Link" text:visited-style-name="Index_20_Link">1.1 Purpose<text:tab/>3</text:a></text:p>
          <text:p text:style-name="P11"><text:a xlink:type="simple" xlink:href="#__RefHeading__452_1210628608" text:style-name="Index_20_Link" text:visited-style-name="Index_20_Link">1.2 Scope<text:tab/>3</text:a></text:p>
          <text:p text:style-name="P11"><text:a xlink:type="simple" xlink:href="#__RefHeading__454_1210628608" text:style-name="Index_20_Link" text:visited-style-name="Index_20_Link">1.3 Objective<text:tab/>3</text:a></text:p>
          <text:p text:style-name="P14"><text:a xlink:type="simple" xlink:href="#__RefHeading__456_1210628608" text:style-name="Index_20_Link" text:visited-style-name="Index_20_Link">2. TEST SPECIFICATION TABLE<text:tab/>4</text:a></text:p>
          <text:p text:style-name="P14"><text:a xlink:type="simple" xlink:href="#__RefHeading__458_1210628608" text:style-name="Index_20_Link" text:visited-style-name="Index_20_Link">Document History<text:tab/>1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P15" text:outline-level="1"><text:bookmark-start text:name="__RefHeading__448_1210628608"/>1. INTRODUCTION<text:bookmark-end text:name="__RefHeading__448_1210628608"/></text:h>
      <text:h text:style-name="P12" text:outline-level="2"><text:bookmark-start text:name="__RefHeading__450_1210628608"/>1.1 Purpose<text:bookmark-end text:name="__RefHeading__450_1210628608"/></text:h>
      <text:p text:style-name="P4">To specify each section of the application that needs testing, in accordance to the Requirement Specification. This document should then be used to test in the future.</text:p>
      <text:h text:style-name="P12" text:outline-level="2"><text:bookmark-start text:name="__RefHeading__452_1210628608"/>1.2 Scope<text:bookmark-end text:name="__RefHeading__452_1210628608"/></text:h>
      <text:p text:style-name="P4">This document should be read by the Website Programming members, Android Application member, Team leader and Tester – everyone will know what they will have to entail</text:p>
      <text:h text:style-name="P12" text:outline-level="2"><text:bookmark-start text:name="__RefHeading__454_1210628608"/>1.3 Objective<text:bookmark-end text:name="__RefHeading__454_1210628608"/></text:h>
      <text:p text:style-name="P4">These are the Objectives in which this document will involve:</text:p>
      <text:list xml:id="list6029824746273715600" text:style-name="L1">
        <text:list-item>
          <text:p text:style-name="P19">Covering all the Requirement Specifications</text:p>
        </text:list-item>
        <text:list-item>
          <text:p text:style-name="P19">Use Boundary Testing to appreciate where errors may occur</text:p>
        </text:list-item>
        <text:list-item>
          <text:p text:style-name="P19">Enable tests to be written as a result of this document</text:p>
        </text:list-item>
      </text:list>
      <text:p text:style-name="P1"/>
      <text:h text:style-name="P15" text:outline-level="1"/>
      <text:h text:style-name="P15" text:outline-level="1"/>
      <text:h text:style-name="P15" text:outline-level="1"/>
      <text:h text:style-name="P15" text:outline-level="1"/>
      <text:h text:style-name="P17" text:outline-level="1"/>
      <text:h text:style-name="P18" text:outline-level="1"><text:bookmark-start text:name="__RefHeading__456_1210628608"/>2. TEST SPECIFICATION TABLE<text:bookmark-end text:name="__RefHeading__456_1210628608"/></text:h>
      <text:p text:style-name="Text_20_body"/>
      <table:table table:name="TestSpecifcation" table:style-name="TestSpecifcation">
        <table:table-column table:style-name="TestSpecifcation.A" table:number-columns-repeated="3"/>
        <table:table-column table:style-name="TestSpecifcation.D"/>
        <table:table-column table:style-name="TestSpecifcation.E"/>
        <table:table-column table:style-name="TestSpecifcation.F"/>
        <table:table-row>
          <table:table-cell table:style-name="TestSpecifcation.A1" office:value-type="string">
            <text:p text:style-name="P7">Test Ref</text:p>
          </table:table-cell>
          <table:table-cell table:style-name="TestSpecifcation.A1" office:value-type="string">
            <text:p text:style-name="P7">Req being tested</text:p>
          </table:table-cell>
          <table:table-cell table:style-name="TestSpecifcation.A1" office:value-type="string">
            <text:p text:style-name="P7">Test Content</text:p>
          </table:table-cell>
          <table:table-cell table:style-name="TestSpecifcation.A1" office:value-type="string">
            <text:p text:style-name="P7">Input</text:p>
          </table:table-cell>
          <table:table-cell table:style-name="TestSpecifcation.A1" office:value-type="string">
            <text:p text:style-name="P7">Output</text:p>
          </table:table-cell>
          <table:table-cell table:style-name="TestSpecifcation.F1" office:value-type="string">
            <text:p text:style-name="P7">Pass Criteria</text:p>
          </table:table-cell>
        </table:table-row>
        <table:table-row table:style-name="TestSpecifcation.2">
          <table:table-cell table:style-name="TestSpecifcation.A2" office:value-type="string">
            <text:p text:style-name="P7">SE-F-001</text:p>
          </table:table-cell>
          <table:table-cell table:style-name="TestSpecifcation.A2" office:value-type="string">
            <text:p text:style-name="P7">FR1</text:p>
          </table:table-cell>
          <table:table-cell table:style-name="TestSpecifcation.A2" office:value-type="string">
            <text:p text:style-name="P7">Check the user can successfully create a new walk.</text:p>
          </table:table-cell>
          <table:table-cell table:style-name="TestSpecifcation.A2" office:value-type="string">
            <text:p text:style-name="P7">Touch the create walk button.</text:p>
          </table:table-cell>
          <table:table-cell table:style-name="TestSpecifcation.A2" office:value-type="string">
            <text:p text:style-name="P7">Prompted for Title of Walk, short and Long description of the Walk.</text:p>
          </table:table-cell>
          <table:table-cell table:style-name="TestSpecifcation.F2" office:value-type="string">
            <text:p text:style-name="P7">Passes if when the start button is pressed, the screen for entering information about a walk appears.</text:p>
          </table:table-cell>
        </table:table-row>
        <table:table-row table:style-name="TestSpecifcation.2">
          <table:table-cell table:style-name="TestSpecifcation.A2" office:value-type="string">
            <text:p text:style-name="P7">SE-F-002</text:p>
          </table:table-cell>
          <table:table-cell table:style-name="TestSpecifcation.A2" office:value-type="string">
            <text:p text:style-name="P7">FR1</text:p>
          </table:table-cell>
          <table:table-cell table:style-name="TestSpecifcation.A2" office:value-type="string">
            <text:p text:style-name="P7">Check to see if the <text:s/></text:p>
            <text:p text:style-name="P7">co-ordinates have been set, and begin recording. </text:p>
          </table:table-cell>
          <table:table-cell table:style-name="TestSpecifcation.A2" office:value-type="string">
            <text:p text:style-name="P7">The Name of the walk to “Aberystwyth” <text:s/>and Location = “Aberystwyth”</text:p>
          </table:table-cell>
          <table:table-cell table:style-name="TestSpecifcation.A2" office:value-type="string">
            <text:p text:style-name="P7">Prompt a message telling the user that the walk is being recorded.</text:p>
          </table:table-cell>
          <table:table-cell table:style-name="TestSpecifcation.F2" office:value-type="string">
            <text:p text:style-name="P7">If there's a message which notifies the user that the walk has started to record – then the location has been set.</text:p>
          </table:table-cell>
        </table:table-row>
        <table:table-row table:style-name="TestSpecifcation.2">
          <table:table-cell table:style-name="TestSpecifcation.A2" office:value-type="string">
            <text:p text:style-name="P7">SE-F-003</text:p>
          </table:table-cell>
          <table:table-cell table:style-name="TestSpecifcation.A2" office:value-type="string">
            <text:p text:style-name="P7">FR1</text:p>
          </table:table-cell>
          <table:table-cell table:style-name="TestSpecifcation.A2" office:value-type="string">
            <text:p text:style-name="P7">Check to see if the options to cancel the walk are displayed once the application starts recording </text:p>
          </table:table-cell>
          <table:table-cell table:style-name="TestSpecifcation.A2" office:value-type="string">
            <text:p text:style-name="P7">Set the name of the walk = “town” and location = “Aberystwyth”</text:p>
          </table:table-cell>
          <table:table-cell table:style-name="TestSpecifcation.A2" office:value-type="string">
            <text:p text:style-name="P7">The swipe menu enables options to cancel a walk.</text:p>
          </table:table-cell>
          <table:table-cell table:style-name="TestSpecifcation.F2" office:value-type="string">
            <text:p text:style-name="P7">If the information has been set successfully, the swipe feature will be enabled showing an option to cancel the walk.</text:p>
          </table:table-cell>
        </table:table-row>
        <table:table-row table:style-name="TestSpecifcation.2">
          <table:table-cell table:style-name="TestSpecifcation.A2" office:value-type="string">
            <text:p text:style-name="P7">SE-F-004</text:p>
          </table:table-cell>
          <table:table-cell table:style-name="TestSpecifcation.A2" office:value-type="string">
            <text:p text:style-name="P7">FR1</text:p>
          </table:table-cell>
          <table:table-cell table:style-name="TestSpecifcation.A2" office:value-type="string">
            <text:p text:style-name="P7">Check to see if the options to save the walk to the server are displayed when the application starts recording</text:p>
          </table:table-cell>
          <table:table-cell table:style-name="TestSpecifcation.A2" office:value-type="string">
            <text:p text:style-name="P7">Set the name of the walk = “Hills” <text:s/>and location “Trefchan”</text:p>
          </table:table-cell>
          <table:table-cell table:style-name="TestSpecifcation.A2" office:value-type="string">
            <text:p text:style-name="P7">The swipe menu enables options to save a walk.</text:p>
          </table:table-cell>
          <table:table-cell table:style-name="TestSpecifcation.F2" office:value-type="string">
            <text:p text:style-name="P7">If the information has been set successfully, the swipe feature will be enables showing an option to save the walk.</text:p>
          </table:table-cell>
        </table:table-row>
        <table:table-row table:style-name="TestSpecifcation.2">
          <table:table-cell table:style-name="TestSpecifcation.A2" office:value-type="string">
            <text:p text:style-name="P7">SE-F-005</text:p>
          </table:table-cell>
          <table:table-cell table:style-name="TestSpecifcation.A2" office:value-type="string">
            <text:p text:style-name="P7">FR1</text:p>
          </table:table-cell>
          <table:table-cell table:style-name="TestSpecifcation.A2" office:value-type="string">
            <text:p text:style-name="P7">Check to see if the options to add text and <text:soft-page-break/>photos about the location are displays when the application starts recording</text:p>
          </table:table-cell>
          <table:table-cell table:style-name="TestSpecifcation.A2" office:value-type="string">
            <text:p text:style-name="P7">Click set a point of interest button on the walk.</text:p>
          </table:table-cell>
          <table:table-cell table:style-name="TestSpecifcation.A2" office:value-type="string">
            <text:p text:style-name="P7">The window which allows you to set a <text:soft-page-break/>short and long description with a title and image will appear.</text:p>
          </table:table-cell>
          <table:table-cell table:style-name="TestSpecifcation.F2" office:value-type="string">
            <text:p text:style-name="P7">If the information has been set successfully, <text:soft-page-break/>the window will show and tell you that you can enter in information into the short and long description.</text:p>
          </table:table-cell>
        </table:table-row>
        <table:table-row table:style-name="TestSpecifcation.2">
          <table:table-cell table:style-name="TestSpecifcation.A2" office:value-type="string">
            <text:p text:style-name="P7">SE-F-006</text:p>
          </table:table-cell>
          <table:table-cell table:style-name="TestSpecifcation.A2" office:value-type="string">
            <text:p text:style-name="P7">FR2</text:p>
          </table:table-cell>
          <table:table-cell table:style-name="TestSpecifcation.A2" office:value-type="string">
            <text:p text:style-name="P7">Only allow one word for the Tour name</text:p>
          </table:table-cell>
          <table:table-cell table:style-name="TestSpecifcation.A2" office:value-type="string">
            <text:p text:style-name="P7">Set the name of the walk to “Aberystwyth”</text:p>
          </table:table-cell>
          <table:table-cell table:style-name="TestSpecifcation.A2" office:value-type="string">
            <text:p text:style-name="P7">You should be allowed to continue with no errors.</text:p>
          </table:table-cell>
          <table:table-cell table:style-name="TestSpecifcation.F2" office:value-type="string">
            <text:p text:style-name="P7">Passes if you can set the name, and allows you to enter the rest of the data.</text:p>
            <text:p text:style-name="P7"/>
          </table:table-cell>
        </table:table-row>
        <table:table-row table:style-name="TestSpecifcation.2">
          <table:table-cell table:style-name="TestSpecifcation.A2" office:value-type="string">
            <text:p text:style-name="P7">SE-F-007</text:p>
          </table:table-cell>
          <table:table-cell table:style-name="TestSpecifcation.A2" office:value-type="string">
            <text:p text:style-name="P7">FR2</text:p>
          </table:table-cell>
          <table:table-cell table:style-name="TestSpecifcation.A2" office:value-type="string">
            <text:p text:style-name="P7">Entering tour name as two words</text:p>
          </table:table-cell>
          <table:table-cell table:style-name="TestSpecifcation.A2" office:value-type="string">
            <text:p text:style-name="P7">Set the name of the walk to “Aberystwyth Town”</text:p>
          </table:table-cell>
          <table:table-cell table:style-name="TestSpecifcation.A2" office:value-type="string">
            <text:p text:style-name="P7">You should be prompted with a red box around the walk Title, with a label stating it's more than one word.</text:p>
          </table:table-cell>
          <table:table-cell table:style-name="TestSpecifcation.F2" office:value-type="string">
            <text:p text:style-name="P7">Passes the test is the red box is present and there's a label saying that the walk name is invalid.</text:p>
          </table:table-cell>
        </table:table-row>
        <table:table-row table:style-name="TestSpecifcation.2">
          <table:table-cell table:style-name="TestSpecifcation.A2" office:value-type="string">
            <text:p text:style-name="P7">SE-F-008</text:p>
          </table:table-cell>
          <table:table-cell table:style-name="TestSpecifcation.A2" office:value-type="string">
            <text:p text:style-name="P7">FR2</text:p>
          </table:table-cell>
          <table:table-cell table:style-name="TestSpecifcation.A2" office:value-type="string">
            <text:p text:style-name="P7">Check that the walk titles character length is greater than 1.</text:p>
          </table:table-cell>
          <table:table-cell table:style-name="TestSpecifcation.A2" office:value-type="string">
            <text:p text:style-name="P7">Leave the walk title blank</text:p>
          </table:table-cell>
          <table:table-cell table:style-name="TestSpecifcation.A2" office:value-type="string">
            <text:p text:style-name="P7">Prompted with a red box around the walk title explaining it's less than 1 character.</text:p>
          </table:table-cell>
          <table:table-cell table:style-name="TestSpecifcation.F2" office:value-type="string">
            <text:p text:style-name="P7">Passes the test if it produces the red box with text explaining that there needs be more than 1 character.</text:p>
          </table:table-cell>
        </table:table-row>
        <table:table-row table:style-name="TestSpecifcation.2">
          <table:table-cell table:style-name="TestSpecifcation.A2" office:value-type="string">
            <text:p text:style-name="P7">SE-F-009</text:p>
          </table:table-cell>
          <table:table-cell table:style-name="TestSpecifcation.A2" office:value-type="string">
            <text:p text:style-name="P7">FR2</text:p>
          </table:table-cell>
          <table:table-cell table:style-name="TestSpecifcation.A2" office:value-type="string">
            <text:p text:style-name="P7">Check that walk name contains only letters.</text:p>
          </table:table-cell>
          <table:table-cell table:style-name="TestSpecifcation.A2" office:value-type="string">
            <text:p text:style-name="P7">Enter “£4558” as a walk name</text:p>
          </table:table-cell>
          <table:table-cell table:style-name="TestSpecifcation.A2" office:value-type="string">
            <text:p text:style-name="P7">Red box around the walk name with a label saying invalid letters.</text:p>
          </table:table-cell>
          <table:table-cell table:style-name="TestSpecifcation.F2" office:value-type="string">
            <text:p text:style-name="P7">Passes if there's a box around the walk name saying that there's invalid characters in the text box.</text:p>
          </table:table-cell>
        </table:table-row>
        <table:table-row table:style-name="TestSpecifcation.2">
          <table:table-cell table:style-name="TestSpecifcation.A2" office:value-type="string">
            <text:p text:style-name="P7">SE-F-010</text:p>
          </table:table-cell>
          <table:table-cell table:style-name="TestSpecifcation.A2" office:value-type="string">
            <text:p text:style-name="P7">FR2</text:p>
          </table:table-cell>
          <table:table-cell table:style-name="TestSpecifcation.A2" office:value-type="string">
            <text:p text:style-name="P7">Check the short description is less than a 100 characters </text:p>
          </table:table-cell>
          <table:table-cell table:style-name="TestSpecifcation.A2" office:value-type="string">
            <text:p text:style-name="P7">Enter “This walk was quiet”</text:p>
          </table:table-cell>
          <table:table-cell table:style-name="TestSpecifcation.A2" office:value-type="string">
            <text:p text:style-name="P7">Allowed to continue to the long description,with no <text:soft-page-break/>warning.</text:p>
          </table:table-cell>
          <table:table-cell table:style-name="TestSpecifcation.F2" office:value-type="string">
            <text:p text:style-name="P7">Passes if there are no error messages that appear.</text:p>
          </table:table-cell>
        </table:table-row>
        <table:table-row table:style-name="TestSpecifcation.2">
          <table:table-cell table:style-name="TestSpecifcation.A2" office:value-type="string">
            <text:p text:style-name="P7">SE-F-011</text:p>
          </table:table-cell>
          <table:table-cell table:style-name="TestSpecifcation.A2" office:value-type="string">
            <text:p text:style-name="P7">FR2</text:p>
          </table:table-cell>
          <table:table-cell table:style-name="TestSpecifcation.A2" office:value-type="string">
            <text:p text:style-name="P7">Check the short description is greater than 0</text:p>
          </table:table-cell>
          <table:table-cell table:style-name="TestSpecifcation.A2" office:value-type="string">
            <text:p text:style-name="P7">Enter “” - so you leave the box blank</text:p>
          </table:table-cell>
          <table:table-cell table:style-name="TestSpecifcation.A2" office:value-type="string">
            <text:p text:style-name="P7">Produce a red box around the short description saying they need to enter a short description.</text:p>
          </table:table-cell>
          <table:table-cell table:style-name="TestSpecifcation.F2" office:value-type="string">
            <text:p text:style-name="P7">Passes if the short description has a red board and a message prompting the user to enter a description.</text:p>
          </table:table-cell>
        </table:table-row>
        <table:table-row table:style-name="TestSpecifcation.2">
          <table:table-cell table:style-name="TestSpecifcation.A2" office:value-type="string">
            <text:p text:style-name="P7">SE-F-012</text:p>
          </table:table-cell>
          <table:table-cell table:style-name="TestSpecifcation.A2" office:value-type="string">
            <text:p text:style-name="P7">FR2</text:p>
          </table:table-cell>
          <table:table-cell table:style-name="TestSpecifcation.A2" office:value-type="string">
            <text:p text:style-name="P7">Enter the short description to be over 100 characters</text:p>
          </table:table-cell>
          <table:table-cell table:style-name="TestSpecifcation.A2" office:value-type="string">
            <text:p text:style-name="P7">Enter “The walk was too long and too stressful, it wasn't amazing I wouldn't do it again – it was a too dull”</text:p>
          </table:table-cell>
          <table:table-cell table:style-name="TestSpecifcation.A2" office:value-type="string">
            <text:p text:style-name="P7">“The walk was too long and too stressful, it wasn't amazing I wouldn't do it again – it was a too du” with a message saying that they have reached the 100 character limit</text:p>
          </table:table-cell>
          <table:table-cell table:style-name="TestSpecifcation.F2" office:value-type="string">
            <text:p text:style-name="P7">If it cuts the description at the given place and tells the user that it may have cut of some of the description because it's over the 100 character limit.</text:p>
          </table:table-cell>
        </table:table-row>
        <table:table-row table:style-name="TestSpecifcation.2">
          <table:table-cell table:style-name="TestSpecifcation.A2" office:value-type="string">
            <text:p text:style-name="P7">SE-F-013</text:p>
          </table:table-cell>
          <table:table-cell table:style-name="TestSpecifcation.A2" office:value-type="string">
            <text:p text:style-name="P7">FR2</text:p>
          </table:table-cell>
          <table:table-cell table:style-name="TestSpecifcation.A2" office:value-type="string">
            <text:p text:style-name="P7">Check the long description is less than a 1000 characters </text:p>
          </table:table-cell>
          <table:table-cell table:style-name="TestSpecifcation.A2" office:value-type="string">
            <text:p text:style-name="P7">Enter “The walk in general was very peaceful – the scenery was good. It would be nice to do this on a dry day, as it was too wet when we were walking, not that this put us off. My favourite place was the castle in Aberystwyth, I would definitely recommend going there.”</text:p>
          </table:table-cell>
          <table:table-cell table:style-name="TestSpecifcation.A2" office:value-type="string">
            <text:p text:style-name="P7">Allow the user to continue and take a picture, without any warnings appearing on the screen</text:p>
          </table:table-cell>
          <table:table-cell table:style-name="TestSpecifcation.F2" office:value-type="string">
            <text:p text:style-name="P7">This test passes if there are no error messages produced and it allows the data to be saved to the database.</text:p>
          </table:table-cell>
        </table:table-row>
        <table:table-row table:style-name="TestSpecifcation.2">
          <table:table-cell table:style-name="TestSpecifcation.A2" office:value-type="string">
            <text:p text:style-name="P7">SE-F-014</text:p>
          </table:table-cell>
          <table:table-cell table:style-name="TestSpecifcation.A2" office:value-type="string">
            <text:p text:style-name="P7">FR2</text:p>
          </table:table-cell>
          <table:table-cell table:style-name="TestSpecifcation.A2" office:value-type="string">
            <text:p text:style-name="P7">Check the long description is greater than 0</text:p>
          </table:table-cell>
          <table:table-cell table:style-name="TestSpecifcation.A2" office:value-type="string">
            <text:p text:style-name="P7">Enter “” - leaving the long description blank.</text:p>
          </table:table-cell>
          <table:table-cell table:style-name="TestSpecifcation.A2" office:value-type="string">
            <text:p text:style-name="P7">There will be an error popped up saying that are you <text:soft-page-break/>sure you want to leave the long description blank.</text:p>
          </table:table-cell>
          <table:table-cell table:style-name="TestSpecifcation.F2" office:value-type="string">
            <text:p text:style-name="P7">Passes if there's a notification which tells the user that they have <text:soft-page-break/>left the information blank – and that they've not entered a detailed description for the walk.</text:p>
          </table:table-cell>
        </table:table-row>
        <table:table-row table:style-name="TestSpecifcation.2">
          <table:table-cell table:style-name="TestSpecifcation.A2" office:value-type="string">
            <text:p text:style-name="P7">SE-F-015</text:p>
          </table:table-cell>
          <table:table-cell table:style-name="TestSpecifcation.A2" office:value-type="string">
            <text:p text:style-name="P7">FR2</text:p>
          </table:table-cell>
          <table:table-cell table:style-name="TestSpecifcation.A2" office:value-type="string">
            <text:p text:style-name="P7">Enter the long description to be over 1000 characters</text:p>
          </table:table-cell>
          <table:table-cell table:style-name="TestSpecifcation.A2" office:value-type="string">
            <text:p text:style-name="P7">Enter <text:s/>“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he tide <text:soft-page-break/>came in.............. I ended up getting wet feet …........................................................... But then the sun came out.I would really recommend this walk............................................................................AndI will probably do this walk again.</text:p>
          </table:table-cell>
          <table:table-cell table:style-name="TestSpecifcation.A2" office:value-type="string">
            <text:p text:style-name="P7">Tell the user that the length is too long and cut off at the 1000 character: </text:p>
          </table:table-cell>
          <table:table-cell table:style-name="TestSpecifcation.F2" office:value-type="string">
            <text:p text:style-name="P7">This will show a red box around the long description telling the user that they have entered the long description has exceeded the 1000 characters and they may want to cut it down.</text:p>
          </table:table-cell>
        </table:table-row>
        <table:table-row table:style-name="TestSpecifcation.2">
          <table:table-cell table:style-name="TestSpecifcation.A2" office:value-type="string">
            <text:p text:style-name="P7">SE-F-016</text:p>
          </table:table-cell>
          <table:table-cell table:style-name="TestSpecifcation.A2" office:value-type="string">
            <text:p text:style-name="P7">FR2</text:p>
          </table:table-cell>
          <table:table-cell table:style-name="TestSpecifcation.A2" office:value-type="string">
            <text:p text:style-name="P7">Check if the homepage loads</text:p>
          </table:table-cell>
          <table:table-cell table:style-name="TestSpecifcation.A2" office:value-type="string">
            <text:p text:style-name="P7">Enter the url given</text:p>
          </table:table-cell>
          <table:table-cell table:style-name="TestSpecifcation.A2" office:value-type="string">
            <text:p text:style-name="P7">The homepage loads correctly and everything is working</text:p>
          </table:table-cell>
          <table:table-cell table:style-name="TestSpecifcation.F2" office:value-type="string">
            <text:p text:style-name="P7">The homepage loads correctly with no errors with the CSS, images or links to other pages of the website</text:p>
          </table:table-cell>
        </table:table-row>
        <table:table-row table:style-name="TestSpecifcation.2">
          <table:table-cell table:style-name="TestSpecifcation.A2" office:value-type="string">
            <text:p text:style-name="P7">SE-F-017</text:p>
          </table:table-cell>
          <table:table-cell table:style-name="TestSpecifcation.A2" office:value-type="string">
            <text:p text:style-name="P7">FR2</text:p>
          </table:table-cell>
          <table:table-cell table:style-name="TestSpecifcation.A2" office:value-type="string">
            <text:p text:style-name="P7">Check if you user can create a new account</text:p>
          </table:table-cell>
          <table:table-cell table:style-name="TestSpecifcation.A2" office:value-type="string">
            <text:p text:style-name="P7">Click on the register new user button. Fill in the details that are required</text:p>
          </table:table-cell>
          <table:table-cell table:style-name="TestSpecifcation.A2" office:value-type="string">
            <text:p text:style-name="P7">Once the user has filled out the required boxes, the account is created for the user</text:p>
          </table:table-cell>
          <table:table-cell table:style-name="TestSpecifcation.F2" office:value-type="string">
            <text:p text:style-name="P7">Passes if the users account is created and can be accessible via the log in screen, if not then cover the boxes with incorrect information red so the user understands where they went wrong</text:p>
            <text:p text:style-name="P7"><text:s text:c="2"/></text:p>
            <text:p text:style-name="P7"/>
            <text:p text:style-name="P7"/>
          </table:table-cell>
        </table:table-row>
        <table:table-row table:style-name="TestSpecifcation.2">
          <table:table-cell table:style-name="TestSpecifcation.A2" office:value-type="string">
            <text:p text:style-name="P7">SE-F-018</text:p>
          </table:table-cell>
          <table:table-cell table:style-name="TestSpecifcation.A2" office:value-type="string">
            <text:p text:style-name="P7">FR2</text:p>
          </table:table-cell>
          <table:table-cell table:style-name="TestSpecifcation.A2" office:value-type="string">
            <text:p text:style-name="P7">Check if the users account has been added <text:soft-page-break/>to the database</text:p>
          </table:table-cell>
          <table:table-cell table:style-name="TestSpecifcation.A2" office:value-type="string">
            <text:p text:style-name="P7">Users information have been added to the database</text:p>
          </table:table-cell>
          <table:table-cell table:style-name="TestSpecifcation.A2" office:value-type="string">
            <text:p text:style-name="P7">After the information has <text:soft-page-break/>been added to the database. The server can access it when the user signs into the website.</text:p>
          </table:table-cell>
          <table:table-cell table:style-name="TestSpecifcation.F2" office:value-type="string">
            <text:p text:style-name="P7">It passes when the users information is <text:soft-page-break/>sorted on the database and can be accessible when the user tries to sign into the website</text:p>
          </table:table-cell>
        </table:table-row>
        <table:table-row table:style-name="TestSpecifcation.2">
          <table:table-cell table:style-name="TestSpecifcation.A2" office:value-type="string">
            <text:p text:style-name="P7">SE-F-019</text:p>
          </table:table-cell>
          <table:table-cell table:style-name="TestSpecifcation.A2" office:value-type="string">
            <text:p text:style-name="P7">FR2</text:p>
          </table:table-cell>
          <table:table-cell table:style-name="TestSpecifcation.A2" office:value-type="string">
            <text:p text:style-name="P7">User can navigate the website between the home page and the walks page</text:p>
          </table:table-cell>
          <table:table-cell table:style-name="TestSpecifcation.A2" office:value-type="string">
            <text:p text:style-name="P7">User clicks the Navigation button and the Home button</text:p>
          </table:table-cell>
          <table:table-cell table:style-name="TestSpecifcation.A2" office:value-type="string">
            <text:p text:style-name="P7">After clicking each button the website directs the user to the page they clicked</text:p>
          </table:table-cell>
          <table:table-cell table:style-name="TestSpecifcation.F2" office:value-type="string">
            <text:p text:style-name="P7">It passes when the pages link correctly and it allows the user to navigate between the homepage and the walks page</text:p>
          </table:table-cell>
        </table:table-row>
        <table:table-row table:style-name="TestSpecifcation.2">
          <table:table-cell table:style-name="TestSpecifcation.A2" office:value-type="string">
            <text:p text:style-name="P7">SE-F-020</text:p>
          </table:table-cell>
          <table:table-cell table:style-name="TestSpecifcation.A2" office:value-type="string">
            <text:p text:style-name="P7">FR2</text:p>
          </table:table-cell>
          <table:table-cell table:style-name="TestSpecifcation.A2" office:value-type="string">
            <text:p text:style-name="P7">Make sure users can't have symbols in their usernames</text:p>
          </table:table-cell>
          <table:table-cell table:style-name="TestSpecifcation.A2" office:value-type="string">
            <text:p text:style-name="P7">Enter “£$^%!” into the username section on the register form on the website</text:p>
          </table:table-cell>
          <table:table-cell table:style-name="TestSpecifcation.A2" office:value-type="string">
            <text:p text:style-name="P7">Error pop up saying that you can only have letters and numbers as a username</text:p>
          </table:table-cell>
          <table:table-cell table:style-name="TestSpecifcation.F2" office:value-type="string">
            <text:p text:style-name="P7">If the website prevents the users from having any symbol such as:<text:line-break/>“!”£$%^&amp;*()_+-=&lt;&gt;,./?;:'@#\|~[]{}`¬” in their usernames when creating an account</text:p>
          </table:table-cell>
        </table:table-row>
        <table:table-row table:style-name="TestSpecifcation.2">
          <table:table-cell table:style-name="TestSpecifcation.A2" office:value-type="string">
            <text:p text:style-name="P7">SE-F-021</text:p>
          </table:table-cell>
          <table:table-cell table:style-name="TestSpecifcation.A2" office:value-type="string">
            <text:p text:style-name="P7">FR2</text:p>
          </table:table-cell>
          <table:table-cell table:style-name="TestSpecifcation.A2" office:value-type="string">
            <text:p text:style-name="P7">Make sure the user can't have symbols or numbers in their first or last name section</text:p>
          </table:table-cell>
          <table:table-cell table:style-name="TestSpecifcation.A2" office:value-type="string">
            <text:p text:style-name="P7">Enter “2£4%7*” into the first and last name section on the register form on the website</text:p>
          </table:table-cell>
          <table:table-cell table:style-name="TestSpecifcation.A2" office:value-type="string">
            <text:p text:style-name="P7">Error pop up saying that you can only have letters in the first and last name section</text:p>
          </table:table-cell>
          <table:table-cell table:style-name="TestSpecifcation.F2" office:value-type="string">
            <text:p text:style-name="P7">If the website prevents the users from having any symbol or number such as:<text:line-break/>“!”£$%^&amp;*()_+-=&lt;&gt;,./?;:'@\|#~[]{}`¬0123456789” in their usernames when creating an account. </text:p>
            <text:p text:style-name="P7"/>
          </table:table-cell>
        </table:table-row>
        <table:table-row table:style-name="TestSpecifcation.2">
          <table:table-cell table:style-name="TestSpecifcation.A2" office:value-type="string">
            <text:p text:style-name="P7">SE-F-022</text:p>
          </table:table-cell>
          <table:table-cell table:style-name="TestSpecifcation.A2" office:value-type="string">
            <text:p text:style-name="P7">FR3</text:p>
          </table:table-cell>
          <table:table-cell table:style-name="TestSpecifcation.A2" office:value-type="string">
            <text:p text:style-name="P7">Adding a name to the <text:s/>walk </text:p>
          </table:table-cell>
          <table:table-cell table:style-name="TestSpecifcation.A2" office:value-type="string">
            <text:p text:style-name="P7">Enter “Town” as a walk for the name</text:p>
          </table:table-cell>
          <table:table-cell table:style-name="TestSpecifcation.A2" office:value-type="string">
            <text:p text:style-name="P7">Allows you to carry on with entering <text:soft-page-break/>information </text:p>
          </table:table-cell>
          <table:table-cell table:style-name="TestSpecifcation.F2" office:value-type="string">
            <text:p text:style-name="P7">Passes if you can carry on using the <text:soft-page-break/>information without an error warning</text:p>
          </table:table-cell>
        </table:table-row>
        <table:table-row table:style-name="TestSpecifcation.2">
          <table:table-cell table:style-name="TestSpecifcation.A2" office:value-type="string">
            <text:p text:style-name="P7">SE-F-023</text:p>
          </table:table-cell>
          <table:table-cell table:style-name="TestSpecifcation.A2" office:value-type="string">
            <text:p text:style-name="P7">FR3</text:p>
          </table:table-cell>
          <table:table-cell table:style-name="TestSpecifcation.A2" office:value-type="string">
            <text:p text:style-name="P7">Entering no name for the walk</text:p>
          </table:table-cell>
          <table:table-cell table:style-name="TestSpecifcation.A2" office:value-type="string">
            <text:p text:style-name="P7">Enter “” for the walk</text:p>
          </table:table-cell>
          <table:table-cell table:style-name="TestSpecifcation.A2" office:value-type="string">
            <text:p text:style-name="P7">Error pop up saying you need to enter some text</text:p>
          </table:table-cell>
          <table:table-cell table:style-name="TestSpecifcation.F2" office:value-type="string">
            <text:p text:style-name="P7">Passes if the app prevents you from entering anymore information.</text:p>
          </table:table-cell>
        </table:table-row>
        <table:table-row table:style-name="TestSpecifcation.2">
          <table:table-cell table:style-name="TestSpecifcation.A2" office:value-type="string">
            <text:p text:style-name="P7">SE-F-024</text:p>
          </table:table-cell>
          <table:table-cell table:style-name="TestSpecifcation.A2" office:value-type="string">
            <text:p text:style-name="P7">FR3</text:p>
          </table:table-cell>
          <table:table-cell table:style-name="TestSpecifcation.A2" office:value-type="string">
            <text:p text:style-name="P7">Make sure theres a time stamp</text:p>
          </table:table-cell>
          <table:table-cell table:style-name="TestSpecifcation.A2" office:value-type="string">
            <text:p text:style-name="P7">Input a location and set all associated information</text:p>
          </table:table-cell>
          <table:table-cell table:style-name="TestSpecifcation.A2" office:value-type="string">
            <text:p text:style-name="P7">Return on screen the time it was taken.</text:p>
          </table:table-cell>
          <table:table-cell table:style-name="TestSpecifcation.F2" office:value-type="string">
            <text:p text:style-name="P7">Passes if the screen displays the time they finished entering in the information.</text:p>
          </table:table-cell>
        </table:table-row>
        <table:table-row table:style-name="TestSpecifcation.2">
          <table:table-cell table:style-name="TestSpecifcation.A2" office:value-type="string">
            <text:p text:style-name="P7">SE-F-025</text:p>
          </table:table-cell>
          <table:table-cell table:style-name="TestSpecifcation.A2" office:value-type="string">
            <text:p text:style-name="P7">FR4</text:p>
          </table:table-cell>
          <table:table-cell table:style-name="TestSpecifcation.A2" office:value-type="string">
            <text:p text:style-name="P7">Add one photo from camera</text:p>
          </table:table-cell>
          <table:table-cell table:style-name="TestSpecifcation.A2" office:value-type="string">
            <text:p text:style-name="P7">Click and take one photo using the camera</text:p>
          </table:table-cell>
          <table:table-cell table:style-name="TestSpecifcation.A2" office:value-type="string">
            <text:p text:style-name="P7">Adds the image to the screen in a thumbnail view.</text:p>
          </table:table-cell>
          <table:table-cell table:style-name="TestSpecifcation.F2" office:value-type="string">
            <text:p text:style-name="P7">Passes if the image saves to the users library of images.</text:p>
          </table:table-cell>
        </table:table-row>
        <table:table-row table:style-name="TestSpecifcation.2">
          <table:table-cell table:style-name="TestSpecifcation.A2" office:value-type="string">
            <text:p text:style-name="P7">SE-F-026</text:p>
          </table:table-cell>
          <table:table-cell table:style-name="TestSpecifcation.A2" office:value-type="string">
            <text:p text:style-name="P7">FR4</text:p>
          </table:table-cell>
          <table:table-cell table:style-name="TestSpecifcation.A2" office:value-type="string">
            <text:p text:style-name="P7">Add Multiple photos from camera</text:p>
          </table:table-cell>
          <table:table-cell table:style-name="TestSpecifcation.A2" office:value-type="string">
            <text:p text:style-name="P7">Click and take more than one photo at the current location at the camera.</text:p>
          </table:table-cell>
          <table:table-cell table:style-name="TestSpecifcation.A2" office:value-type="string">
            <text:p text:style-name="P7">Adds the selection of images in a thumbnail view ready for viewing.</text:p>
          </table:table-cell>
          <table:table-cell table:style-name="TestSpecifcation.F2" office:value-type="string">
            <text:p text:style-name="P7">Passes if it allows to have more than one image per point of interest. </text:p>
          </table:table-cell>
        </table:table-row>
        <table:table-row table:style-name="TestSpecifcation.2">
          <table:table-cell table:style-name="TestSpecifcation.A2" office:value-type="string">
            <text:p text:style-name="P7">SE-F-027</text:p>
          </table:table-cell>
          <table:table-cell table:style-name="TestSpecifcation.A2" office:value-type="string">
            <text:p text:style-name="P7">FR4</text:p>
          </table:table-cell>
          <table:table-cell table:style-name="TestSpecifcation.A2" office:value-type="string">
            <text:p text:style-name="P7">Make sure it's in a jpg format</text:p>
          </table:table-cell>
          <table:table-cell table:style-name="TestSpecifcation.A2" office:value-type="string">
            <text:p text:style-name="P7">Try to add a non-jpg image from the photo library.</text:p>
          </table:table-cell>
          <table:table-cell table:style-name="TestSpecifcation.A2" office:value-type="string">
            <text:p text:style-name="P7">Message telling to user that only jpg files can be selected</text:p>
          </table:table-cell>
          <table:table-cell table:style-name="TestSpecifcation.F2" office:value-type="string">
            <text:p text:style-name="P7">User is unable to select a non-jpg file.</text:p>
          </table:table-cell>
        </table:table-row>
        <table:table-row table:style-name="TestSpecifcation.2">
          <table:table-cell table:style-name="TestSpecifcation.A2" office:value-type="string">
            <text:p text:style-name="P7">SE-F-028</text:p>
          </table:table-cell>
          <table:table-cell table:style-name="TestSpecifcation.A2" office:value-type="string">
            <text:p text:style-name="P7">FR4</text:p>
          </table:table-cell>
          <table:table-cell table:style-name="TestSpecifcation.A2" office:value-type="string">
            <text:p text:style-name="P7">Check the coordinates </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29</text:p>
          </table:table-cell>
          <table:table-cell table:style-name="TestSpecifcation.A2" office:value-type="string">
            <text:p text:style-name="P7">FR5</text:p>
          </table:table-cell>
          <table:table-cell table:style-name="TestSpecifcation.A2" office:value-type="string">
            <text:p text:style-name="P7">Delete a Walk </text:p>
          </table:table-cell>
          <table:table-cell table:style-name="TestSpecifcation.A2" office:value-type="string">
            <text:p text:style-name="P7">Select Delete a walk from the options menu. </text:p>
          </table:table-cell>
          <table:table-cell table:style-name="TestSpecifcation.A2" office:value-type="string">
            <text:p text:style-name="P7">Asks the user if they are sure they want to remove the images from the file</text:p>
          </table:table-cell>
          <table:table-cell table:style-name="TestSpecifcation.F2" office:value-type="string">
            <text:p text:style-name="P7">Passes if the walk is deleted from local copy and server copy. </text:p>
          </table:table-cell>
        </table:table-row>
        <table:table-row table:style-name="TestSpecifcation.2">
          <table:table-cell table:style-name="TestSpecifcation.A2" office:value-type="string">
            <text:p text:style-name="P7">SE-F-030</text:p>
          </table:table-cell>
          <table:table-cell table:style-name="TestSpecifcation.A2" office:value-type="string">
            <text:p text:style-name="P7">FR5</text:p>
          </table:table-cell>
          <table:table-cell table:style-name="TestSpecifcation.A2" office:value-type="string">
            <text:p text:style-name="P7">Cancel a Walk</text:p>
          </table:table-cell>
          <table:table-cell table:style-name="TestSpecifcation.A2" office:value-type="string">
            <text:p text:style-name="P7">Select that they want to cancel the walk from the options menu.</text:p>
          </table:table-cell>
          <table:table-cell table:style-name="TestSpecifcation.A2" office:value-type="string">
            <text:p text:style-name="P7">Asks user if they're sure they want to cancel the walk</text:p>
          </table:table-cell>
          <table:table-cell table:style-name="TestSpecifcation.F2" office:value-type="string">
            <text:p text:style-name="P7">Passes if they can cancel a walk they are currently on, and it deletes it from the <text:soft-page-break/>server and the local copy.</text:p>
          </table:table-cell>
        </table:table-row>
        <table:table-row table:style-name="TestSpecifcation.2">
          <table:table-cell table:style-name="TestSpecifcation.A2" office:value-type="string">
            <text:p text:style-name="P7">SE-F-031</text:p>
          </table:table-cell>
          <table:table-cell table:style-name="TestSpecifcation.A2" office:value-type="string">
            <text:p text:style-name="P7">FR5</text:p>
          </table:table-cell>
          <table:table-cell table:style-name="TestSpecifcation.A2" office:value-type="string">
            <text:p text:style-name="P7">Delete a walk. But not specify the walk </text:p>
          </table:table-cell>
          <table:table-cell table:style-name="TestSpecifcation.A2" office:value-type="string">
            <text:p text:style-name="P7">Select delete a walk, but leave the box empty.</text:p>
          </table:table-cell>
          <table:table-cell table:style-name="TestSpecifcation.A2" office:value-type="string">
            <text:p text:style-name="P7">Pop up telling them they need to enter in a title of the walk</text:p>
          </table:table-cell>
          <table:table-cell table:style-name="TestSpecifcation.F2" office:value-type="string">
            <text:p text:style-name="P7">Passes if they are warned they have not entered any information into the box for the title of the walk.</text:p>
          </table:table-cell>
        </table:table-row>
        <table:table-row table:style-name="TestSpecifcation.2">
          <table:table-cell table:style-name="TestSpecifcation.A2" office:value-type="string">
            <text:p text:style-name="P7">SE-F-032</text:p>
          </table:table-cell>
          <table:table-cell table:style-name="TestSpecifcation.A2" office:value-type="string">
            <text:p text:style-name="P7">FR6</text:p>
          </table:table-cell>
          <table:table-cell table:style-name="TestSpecifcation.A2" office:value-type="string">
            <text:p text:style-name="P7">Check the database receives a title</text:p>
          </table:table-cell>
          <table:table-cell table:style-name="TestSpecifcation.A2" office:value-type="string">
            <text:p text:style-name="P7">Title of a walk received from the application</text:p>
          </table:table-cell>
          <table:table-cell table:style-name="TestSpecifcation.A2" office:value-type="string">
            <text:p text:style-name="P7">Title is written to the database</text:p>
          </table:table-cell>
          <table:table-cell table:style-name="TestSpecifcation.F2" office:value-type="string">
            <text:p text:style-name="P7">Pass if the title is inserted into a new record in the database</text:p>
          </table:table-cell>
        </table:table-row>
        <table:table-row table:style-name="TestSpecifcation.2">
          <table:table-cell table:style-name="TestSpecifcation.A2" office:value-type="string">
            <text:p text:style-name="P7">SE-F-033</text:p>
          </table:table-cell>
          <table:table-cell table:style-name="TestSpecifcation.A2" office:value-type="string">
            <text:p text:style-name="P7">FR6</text:p>
          </table:table-cell>
          <table:table-cell table:style-name="TestSpecifcation.A2" office:value-type="string">
            <text:p text:style-name="P7">Check the database receives a description</text:p>
          </table:table-cell>
          <table:table-cell table:style-name="TestSpecifcation.A2" office:value-type="string">
            <text:p text:style-name="P7">Description for a walk received from the application</text:p>
          </table:table-cell>
          <table:table-cell table:style-name="TestSpecifcation.A2" office:value-type="string">
            <text:p text:style-name="P7">Description added to the record of the new walk</text:p>
          </table:table-cell>
          <table:table-cell table:style-name="TestSpecifcation.F2" office:value-type="string">
            <text:p text:style-name="P7">Record has a description</text:p>
          </table:table-cell>
        </table:table-row>
        <table:table-row table:style-name="TestSpecifcation.2">
          <table:table-cell table:style-name="TestSpecifcation.A2" office:value-type="string">
            <text:p text:style-name="P7">SE-F-034</text:p>
          </table:table-cell>
          <table:table-cell table:style-name="TestSpecifcation.A2" office:value-type="string">
            <text:p text:style-name="P7">FR6</text:p>
          </table:table-cell>
          <table:table-cell table:style-name="TestSpecifcation.A2" office:value-type="string">
            <text:p text:style-name="P7">Check the database receives a list of co-ordinates</text:p>
          </table:table-cell>
          <table:table-cell table:style-name="TestSpecifcation.A2" office:value-type="string">
            <text:p text:style-name="P7">Co-ordinates received from the application</text:p>
          </table:table-cell>
          <table:table-cell table:style-name="TestSpecifcation.A2" office:value-type="string">
            <text:p text:style-name="P7">Add them to the database</text:p>
          </table:table-cell>
          <table:table-cell table:style-name="TestSpecifcation.F2" office:value-type="string">
            <text:p text:style-name="P7">Co-ordinates are added to the record</text:p>
          </table:table-cell>
        </table:table-row>
        <table:table-row table:style-name="TestSpecifcation.2">
          <table:table-cell table:style-name="TestSpecifcation.A2" office:value-type="string">
            <text:p text:style-name="P7">SE-F-035</text:p>
          </table:table-cell>
          <table:table-cell table:style-name="TestSpecifcation.A2" office:value-type="string">
            <text:p text:style-name="P7">FR6</text:p>
          </table:table-cell>
          <table:table-cell table:style-name="TestSpecifcation.A2" office:value-type="string">
            <text:p text:style-name="P7">Check that the database receives a time stamp</text:p>
          </table:table-cell>
          <table:table-cell table:style-name="TestSpecifcation.A2" office:value-type="string">
            <text:p text:style-name="P7">Time-stamp from the application</text:p>
          </table:table-cell>
          <table:table-cell table:style-name="TestSpecifcation.A2" office:value-type="string">
            <text:p text:style-name="P7">Save it to the database</text:p>
          </table:table-cell>
          <table:table-cell table:style-name="TestSpecifcation.F2" office:value-type="string">
            <text:p text:style-name="P7">Time-stamp is placed in the correct record</text:p>
          </table:table-cell>
        </table:table-row>
        <table:table-row table:style-name="TestSpecifcation.2">
          <table:table-cell table:style-name="TestSpecifcation.A2" office:value-type="string">
            <text:p text:style-name="P7">SE-F-036</text:p>
          </table:table-cell>
          <table:table-cell table:style-name="TestSpecifcation.A2" office:value-type="string">
            <text:p text:style-name="P7">FR6</text:p>
          </table:table-cell>
          <table:table-cell table:style-name="TestSpecifcation.A2" office:value-type="string">
            <text:p text:style-name="P7">Check each location has information is associated with it </text:p>
          </table:table-cell>
          <table:table-cell table:style-name="TestSpecifcation.A2" office:value-type="string">
            <text:p text:style-name="P7">Information from the application</text:p>
          </table:table-cell>
          <table:table-cell table:style-name="TestSpecifcation.A2" office:value-type="string">
            <text:p text:style-name="P7">Write information to database</text:p>
          </table:table-cell>
          <table:table-cell table:style-name="TestSpecifcation.F2" office:value-type="string">
            <text:p text:style-name="P7">Information is placed in the correct record</text:p>
          </table:table-cell>
        </table:table-row>
        <table:table-row table:style-name="TestSpecifcation.2">
          <table:table-cell table:style-name="TestSpecifcation.A2" office:value-type="string">
            <text:p text:style-name="P7">SE-F-037</text:p>
          </table:table-cell>
          <table:table-cell table:style-name="TestSpecifcation.A2" office:value-type="string">
            <text:p text:style-name="P7">FR6</text:p>
          </table:table-cell>
          <table:table-cell table:style-name="TestSpecifcation.A2" office:value-type="string">
            <text:p text:style-name="P7">Check the Database has photos</text:p>
          </table:table-cell>
          <table:table-cell table:style-name="TestSpecifcation.A2" office:value-type="string">
            <text:p text:style-name="P7">Photos from the application</text:p>
          </table:table-cell>
          <table:table-cell table:style-name="TestSpecifcation.A2" office:value-type="string">
            <text:p text:style-name="P7">Save the photos to the server and write the file path to the database</text:p>
          </table:table-cell>
          <table:table-cell table:style-name="TestSpecifcation.F2" office:value-type="string">
            <text:p text:style-name="P7">Photo file paths are added to the corresponding point of interest for the currently selected walk.</text:p>
          </table:table-cell>
        </table:table-row>
        <table:table-row table:style-name="TestSpecifcation.2">
          <table:table-cell table:style-name="TestSpecifcation.A2" office:value-type="string">
            <text:p text:style-name="P7">SE-F-038</text:p>
          </table:table-cell>
          <table:table-cell table:style-name="TestSpecifcation.A2" office:value-type="string">
            <text:p text:style-name="P7">FR7</text:p>
          </table:table-cell>
          <table:table-cell table:style-name="TestSpecifcation.A2" office:value-type="string">
            <text:p text:style-name="P7">Close the app <text:soft-page-break/>successfully</text:p>
          </table:table-cell>
          <table:table-cell table:style-name="TestSpecifcation.A2" office:value-type="string">
            <text:p text:style-name="P7">Application is switched</text:p>
          </table:table-cell>
          <table:table-cell table:style-name="TestSpecifcation.A2" office:value-type="string">
            <text:p text:style-name="P7">Data should be <text:soft-page-break/>stored in a temp file that is used to restore later</text:p>
          </table:table-cell>
          <table:table-cell table:style-name="TestSpecifcation.F2" office:value-type="string">
            <text:p text:style-name="P7">Application creates a <text:soft-page-break/>temp file with all data</text:p>
            <text:p text:style-name="P7"/>
          </table:table-cell>
        </table:table-row>
        <table:table-row table:style-name="TestSpecifcation.2">
          <table:table-cell table:style-name="TestSpecifcation.A2" office:value-type="string">
            <text:p text:style-name="P7">SE-F-039</text:p>
          </table:table-cell>
          <table:table-cell table:style-name="TestSpecifcation.A2" office:value-type="string">
            <text:p text:style-name="P7">FR7</text:p>
          </table:table-cell>
          <table:table-cell table:style-name="TestSpecifcation.A2" office:value-type="string">
            <text:p text:style-name="P7">Close the app and load back up showing any current data/walks</text:p>
          </table:table-cell>
          <table:table-cell table:style-name="TestSpecifcation.A2" office:value-type="string">
            <text:p text:style-name="P7">Close the app and tap the app to re-load it</text:p>
          </table:table-cell>
          <table:table-cell table:style-name="TestSpecifcation.A2" office:value-type="string">
            <text:p text:style-name="P7">It should close the app, go to the main screen and then when loaded it should show all the information on a current walk.</text:p>
          </table:table-cell>
          <table:table-cell table:style-name="TestSpecifcation.F2" office:value-type="string">
            <text:p text:style-name="P7">Passes if when closed it will show all the information from the walk they're currently on.</text:p>
          </table:table-cell>
        </table:table-row>
        <table:table-row table:style-name="TestSpecifcation.2">
          <table:table-cell table:style-name="TestSpecifcation.A2" office:value-type="string">
            <text:p text:style-name="P7">SE-F-040</text:p>
          </table:table-cell>
          <table:table-cell table:style-name="TestSpecifcation.A2" office:value-type="string">
            <text:p text:style-name="P7">FR8</text:p>
          </table:table-cell>
          <table:table-cell table:style-name="TestSpecifcation.A2" office:value-type="string">
            <text:p text:style-name="P7">Select a walk on the web application </text:p>
          </table:table-cell>
          <table:table-cell table:style-name="TestSpecifcation.A2" office:value-type="string">
            <text:p text:style-name="P7">Select a walk from a list of walk.</text:p>
          </table:table-cell>
          <table:table-cell table:style-name="TestSpecifcation.A2" office:value-type="string">
            <text:p text:style-name="P7">Show all corresponding information on a walk. </text:p>
          </table:table-cell>
          <table:table-cell table:style-name="TestSpecifcation.F2" office:value-type="string">
            <text:p text:style-name="P7">Passes if when a walk is selected it shows the short description, long description, title and any images associated with it. </text:p>
          </table:table-cell>
        </table:table-row>
        <table:table-row table:style-name="TestSpecifcation.2">
          <table:table-cell table:style-name="TestSpecifcation.A2" office:value-type="string">
            <text:p text:style-name="P7">SE-F-041</text:p>
          </table:table-cell>
          <table:table-cell table:style-name="TestSpecifcation.A2" office:value-type="string">
            <text:p text:style-name="P7">FR8</text:p>
          </table:table-cell>
          <table:table-cell table:style-name="TestSpecifcation.A2" office:value-type="string">
            <text:p text:style-name="P7">See all images associated with the walk in jpg form</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2</text:p>
          </table:table-cell>
          <table:table-cell table:style-name="TestSpecifcation.A2" office:value-type="string">
            <text:p text:style-name="P7">FR9</text:p>
          </table:table-cell>
          <table:table-cell table:style-name="TestSpecifcation.A2" office:value-type="string">
            <text:p text:style-name="P7">Save all the data correctly to the SQL relational database</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3</text:p>
          </table:table-cell>
          <table:table-cell table:style-name="TestSpecifcation.A2" office:value-type="string">
            <text:p text:style-name="P7">FR9</text:p>
          </table:table-cell>
          <table:table-cell table:style-name="TestSpecifcation.A2" office:value-type="string">
            <text:p text:style-name="P7">Confirmation message that it has sent to the server correctly </text:p>
          </table:table-cell>
          <table:table-cell table:style-name="TestSpecifcation.A2" office:value-type="string">
            <text:p text:style-name="P7">Save and send a walk that they're on.</text:p>
          </table:table-cell>
          <table:table-cell table:style-name="TestSpecifcation.A2" office:value-type="string">
            <text:p text:style-name="P7">A popup message telling the user that they have send the information correctly.</text:p>
          </table:table-cell>
          <table:table-cell table:style-name="TestSpecifcation.F2" office:value-type="string">
            <text:p text:style-name="P7">Passes if when a walk is sent there will be a popup message which let's the user know they have sent the information to the server.</text:p>
          </table:table-cell>
        </table:table-row>
        <table:table-row table:style-name="TestSpecifcation.2">
          <table:table-cell table:style-name="TestSpecifcation.A2" office:value-type="string">
            <text:p text:style-name="P7">SE-F-044</text:p>
          </table:table-cell>
          <table:table-cell table:style-name="TestSpecifcation.A2" office:value-type="string">
            <text:p text:style-name="P7">FR9</text:p>
          </table:table-cell>
          <table:table-cell table:style-name="TestSpecifcation.A2" office:value-type="string">
            <text:p text:style-name="P7">Show a list of walks</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ext:soft-page-break/>
        <table:table-row table:style-name="TestSpecifcation.2">
          <table:table-cell table:style-name="TestSpecifcation.A2" office:value-type="string">
            <text:p text:style-name="P7">SE-F-045</text:p>
          </table:table-cell>
          <table:table-cell table:style-name="TestSpecifcation.A2" office:value-type="string">
            <text:p text:style-name="P7">EIR1</text:p>
          </table:table-cell>
          <table:table-cell table:style-name="TestSpecifcation.A2" office:value-type="string">
            <text:p text:style-name="P7">Ask someone to use the application to see if it's easy to use</text:p>
          </table:table-cell>
          <table:table-cell table:style-name="TestSpecifcation.A2" office:value-type="string">
            <text:p text:style-name="P7">Allow an outside user to use the application</text:p>
          </table:table-cell>
          <table:table-cell table:style-name="TestSpecifcation.A2" office:value-type="string">
            <text:p text:style-name="P7">They will give feedback on the application. </text:p>
          </table:table-cell>
          <table:table-cell table:style-name="TestSpecifcation.F2" office:value-type="string">
            <text:p text:style-name="P7">Passes if they think the application is easy to navigate and use. </text:p>
          </table:table-cell>
        </table:table-row>
        <table:table-row table:style-name="TestSpecifcation.2">
          <table:table-cell table:style-name="TestSpecifcation.A2" office:value-type="string">
            <text:p text:style-name="P7">SE-F-046</text:p>
          </table:table-cell>
          <table:table-cell table:style-name="TestSpecifcation.A2" office:value-type="string">
            <text:p text:style-name="P7">PR1</text:p>
          </table:table-cell>
          <table:table-cell table:style-name="TestSpecifcation.A2" office:value-type="string">
            <text:p text:style-name="P7">Make sure the response time is less than a second</text:p>
          </table:table-cell>
          <table:table-cell table:style-name="TestSpecifcation.A2" office:value-type="string">
            <text:p text:style-name="P7">Click an item on the screen.</text:p>
          </table:table-cell>
          <table:table-cell table:style-name="TestSpecifcation.A2" office:value-type="string">
            <text:p text:style-name="P7">The corresponding information should be displayed within one second of pressing.</text:p>
          </table:table-cell>
          <table:table-cell table:style-name="TestSpecifcation.F2" office:value-type="string">
            <text:p text:style-name="P7">Passes if the response time for clicking an item on the application is less then 1 second.</text:p>
          </table:table-cell>
        </table:table-row>
        <table:table-row table:style-name="TestSpecifcation.2">
          <table:table-cell table:style-name="TestSpecifcation.A2" office:value-type="string">
            <text:p text:style-name="P7">SE-F-047</text:p>
          </table:table-cell>
          <table:table-cell table:style-name="TestSpecifcation.A2" office:value-type="string">
            <text:p text:style-name="P7">PR2</text:p>
          </table:table-cell>
          <table:table-cell table:style-name="TestSpecifcation.A2" office:value-type="string">
            <text:p text:style-name="P7">Check the application works on at least 2 devices </text:p>
          </table:table-cell>
          <table:table-cell table:style-name="TestSpecifcation.A2" office:value-type="string">
            <text:p text:style-name="P7">Check on a phone and a tablet.</text:p>
          </table:table-cell>
          <table:table-cell table:style-name="TestSpecifcation.A2" office:value-type="string">
            <text:p text:style-name="P7">Should display the same information and act the same too.</text:p>
          </table:table-cell>
          <table:table-cell table:style-name="TestSpecifcation.F2" office:value-type="string">
            <text:p text:style-name="P7">Passes if the application can be used successfully by both devices – With only minor layout changes in the UI</text:p>
          </table:table-cell>
        </table:table-row>
        <table:table-row table:style-name="TestSpecifcation.2">
          <table:table-cell table:style-name="TestSpecifcation.A2" office:value-type="string">
            <text:p text:style-name="P7">SE-F-048</text:p>
          </table:table-cell>
          <table:table-cell table:style-name="TestSpecifcation.A2" office:value-type="string">
            <text:p text:style-name="P7">PR2</text:p>
          </table:table-cell>
          <table:table-cell table:style-name="TestSpecifcation.A2" office:value-type="string">
            <text:p text:style-name="P7">Check the website works, and validates</text:p>
          </table:table-cell>
          <table:table-cell table:style-name="TestSpecifcation.A2" office:value-type="string">
            <text:p text:style-name="P7">Click all links and run under the validator checker.</text:p>
          </table:table-cell>
          <table:table-cell table:style-name="TestSpecifcation.A2" office:value-type="string">
            <text:p text:style-name="P7">There should be no errors and everything passes.</text:p>
          </table:table-cell>
          <table:table-cell table:style-name="TestSpecifcation.F2" office:value-type="string">
            <text:p text:style-name="P7">Passes if the website validates correctly and all links and scripts work accordingly to how they're supposed to.</text:p>
          </table:table-cell>
        </table:table-row>
        <table:table-row table:style-name="TestSpecifcation.2">
          <table:table-cell table:style-name="TestSpecifcation.A2" office:value-type="string">
            <text:p text:style-name="P10">SE-F-049</text:p>
          </table:table-cell>
          <table:table-cell table:style-name="TestSpecifcation.A2" office:value-type="string">
            <text:p text:style-name="P10">FR4</text:p>
          </table:table-cell>
          <table:table-cell table:style-name="TestSpecifcation.A2" office:value-type="string">
            <text:p text:style-name="P10">Warning message when no name is entered for the photo/location</text:p>
          </table:table-cell>
          <table:table-cell table:style-name="TestSpecifcation.A2" office:value-type="string">
            <text:p text:style-name="P10">No input in the name field</text:p>
          </table:table-cell>
          <table:table-cell table:style-name="TestSpecifcation.A2" office:value-type="string">
            <text:p text:style-name="P10">Out put should be a pop-up error message</text:p>
          </table:table-cell>
          <table:table-cell table:style-name="TestSpecifcation.F2" office:value-type="string">
            <text:p text:style-name="P10">Error message which doesn't allow the new photo to be placed without a name</text:p>
          </table:table-cell>
        </table:table-row>
        <table:table-row table:style-name="TestSpecifcation.2">
          <table:table-cell table:style-name="TestSpecifcation.A2" office:value-type="string">
            <text:p text:style-name="P10">SE-F-050 </text:p>
          </table:table-cell>
          <table:table-cell table:style-name="TestSpecifcation.A2" office:value-type="string">
            <text:p text:style-name="P10">FR6</text:p>
          </table:table-cell>
          <table:table-cell table:style-name="TestSpecifcation.A2" office:value-type="string">
            <text:p text:style-name="P10">Correct form for sending data to the server</text:p>
          </table:table-cell>
          <table:table-cell table:style-name="TestSpecifcation.A2" office:value-type="string">
            <text:p text:style-name="P10">Information about a walk – name, descriptions, <text:s/>coordinates (start and end point, localizations), photos </text:p>
          </table:table-cell>
          <table:table-cell table:style-name="TestSpecifcation.A2" office:value-type="string">
            <text:p text:style-name="P10">Data send as MIME message via HTTP POST</text:p>
          </table:table-cell>
          <table:table-cell table:style-name="TestSpecifcation.F2" office:value-type="string">
            <text:p text:style-name="P10">Data is dispatched to the server</text:p>
          </table:table-cell>
        </table:table-row>
        <text:soft-page-break/>
        <table:table-row table:style-name="TestSpecifcation.2">
          <table:table-cell table:style-name="TestSpecifcation.A2" office:value-type="string">
            <text:p text:style-name="P10">SE-F-051 </text:p>
          </table:table-cell>
          <table:table-cell table:style-name="TestSpecifcation.A2" office:value-type="string">
            <text:p text:style-name="P10">FR8</text:p>
          </table:table-cell>
          <table:table-cell table:style-name="TestSpecifcation.A2" office:value-type="string">
            <text:p text:style-name="P10">Reject data for a walk if it is corrupt</text:p>
          </table:table-cell>
          <table:table-cell table:style-name="TestSpecifcation.A2" office:value-type="string">
            <text:p text:style-name="P10">Information about the route, start and end points</text:p>
          </table:table-cell>
          <table:table-cell table:style-name="TestSpecifcation.A2" office:value-type="string">
            <text:p text:style-name="P10">Error message for corrupt data if it is corrupt (i.e. missing start or end point for a walk)</text:p>
          </table:table-cell>
          <table:table-cell table:style-name="TestSpecifcation.F2" office:value-type="string">
            <text:p text:style-name="P10">Error message displayed</text:p>
          </table:table-cell>
        </table:table-row>
      </table:table>
      <text:p text:style-name="Text_20_body"/>
      <text:h text:style-name="Heading_20_1" text:outline-level="1"><text:bookmark-start text:name="__RefHeading__458_1210628608"/>Document History<text:bookmark-end text:name="__RefHeading__458_121062860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Version</text:p>
          </table:table-cell>
          <table:table-cell table:style-name="Table1.A1" office:value-type="string">
            <text:p text:style-name="P8">CCF No.</text:p>
          </table:table-cell>
          <table:table-cell table:style-name="Table1.A1" office:value-type="string">
            <text:p text:style-name="P8">Date</text:p>
          </table:table-cell>
          <table:table-cell table:style-name="Table1.A1" office:value-type="string">
            <text:p text:style-name="P8">Changes Made to document</text:p>
          </table:table-cell>
          <table:table-cell table:style-name="Table1.E1" office:value-type="string">
            <text:p text:style-name="P8">Changed by</text:p>
          </table:table-cell>
        </table:table-row>
        <table:table-row>
          <table:table-cell table:style-name="Table1.A2" office:value-type="string">
            <text:p text:style-name="P9">1.0</text:p>
          </table:table-cell>
          <table:table-cell table:style-name="Table1.A2" office:value-type="string">
            <text:p text:style-name="P9">N/A</text:p>
          </table:table-cell>
          <table:table-cell table:style-name="Table1.A2" office:value-type="string">
            <text:p text:style-name="P9">02/11/2013</text:p>
          </table:table-cell>
          <table:table-cell table:style-name="Table1.A2" office:value-type="string">
            <text:p text:style-name="P9">Set the Original Document Layout</text:p>
          </table:table-cell>
          <table:table-cell table:style-name="Table1.E2" office:value-type="string">
            <text:p text:style-name="P9">ryg1</text:p>
          </table:table-cell>
        </table:table-row>
        <table:table-row>
          <table:table-cell table:style-name="Table1.A2" office:value-type="string">
            <text:p text:style-name="P9">1.1</text:p>
          </table:table-cell>
          <table:table-cell table:style-name="Table1.A2" office:value-type="string">
            <text:p text:style-name="P9">N/A</text:p>
          </table:table-cell>
          <table:table-cell table:style-name="Table1.A2" office:value-type="string">
            <text:p text:style-name="P9">03/11/2013</text:p>
          </table:table-cell>
          <table:table-cell table:style-name="Table1.A2" office:value-type="string">
            <text:p text:style-name="P9">Added Objective, scope and added SE-F-001 to SE-F-015</text:p>
          </table:table-cell>
          <table:table-cell table:style-name="Table1.E2" office:value-type="string">
            <text:p text:style-name="P9">ryg1</text:p>
          </table:table-cell>
        </table:table-row>
        <table:table-row>
          <table:table-cell table:style-name="Table1.A2" office:value-type="string">
            <text:p text:style-name="P9">1.2</text:p>
          </table:table-cell>
          <table:table-cell table:style-name="Table1.A2" office:value-type="string">
            <text:p text:style-name="P9">N/A </text:p>
          </table:table-cell>
          <table:table-cell table:style-name="Table1.A2" office:value-type="string">
            <text:p text:style-name="P9">03/11/2013</text:p>
          </table:table-cell>
          <table:table-cell table:style-name="Table1.A2" office:value-type="string">
            <text:p text:style-name="P9">Renamed the file to standard accordance</text:p>
          </table:table-cell>
          <table:table-cell table:style-name="Table1.E2" office:value-type="string">
            <text:p text:style-name="P9">ryg1</text:p>
          </table:table-cell>
        </table:table-row>
        <table:table-row>
          <table:table-cell table:style-name="Table1.A5" office:value-type="float" office:value="1.3">
            <text:p text:style-name="P9">1.3</text:p>
          </table:table-cell>
          <table:table-cell table:style-name="Table1.A2" office:value-type="string">
            <text:p text:style-name="P9">N/A</text:p>
          </table:table-cell>
          <table:table-cell table:style-name="Table1.A2" office:value-type="string">
            <text:p text:style-name="P9">04/11/2013</text:p>
          </table:table-cell>
          <table:table-cell table:style-name="Table1.A2" office:value-type="string">
            <text:p text:style-name="P9">Added SE-F-016 to SE-F-021</text:p>
          </table:table-cell>
          <table:table-cell table:style-name="Table1.E2" office:value-type="string">
            <text:p text:style-name="P9">Zal</text:p>
          </table:table-cell>
        </table:table-row>
        <table:table-row>
          <table:table-cell table:style-name="Table1.A2" office:value-type="string">
            <text:p text:style-name="P9">1.4</text:p>
          </table:table-cell>
          <table:table-cell table:style-name="Table1.A2" office:value-type="string">
            <text:p text:style-name="P9">N/A</text:p>
          </table:table-cell>
          <table:table-cell table:style-name="Table1.A2" office:value-type="string">
            <text:p text:style-name="P9">06/11/2013</text:p>
          </table:table-cell>
          <table:table-cell table:style-name="Table1.A2" office:value-type="string">
            <text:p text:style-name="P9">Added SE-F-022 to SE-F-048</text:p>
          </table:table-cell>
          <table:table-cell table:style-name="Table1.E2" office:value-type="string">
            <text:p text:style-name="P9">ryg1</text:p>
          </table:table-cell>
        </table:table-row>
        <table:table-row>
          <table:table-cell table:style-name="Table1.A5" office:value-type="float" office:value="1.5">
            <text:p text:style-name="P9">1.5</text:p>
          </table:table-cell>
          <table:table-cell table:style-name="Table1.A2" office:value-type="string">
            <text:p text:style-name="P9">N/A</text:p>
          </table:table-cell>
          <table:table-cell table:style-name="Table1.A2" office:value-type="string">
            <text:p text:style-name="P9">07/11/2013</text:p>
          </table:table-cell>
          <table:table-cell table:style-name="Table1.A2" office:value-type="string">
            <text:p text:style-name="P9">Added SE-F-049 to SE-F-051 and removed the term GPS from SE-F-002 because location data is not entirely GPS</text:p>
          </table:table-cell>
          <table:table-cell table:style-name="Table1.E2" office:value-type="string">
            <text:p text:style-name="P9">mvz</text:p>
          </table:table-cell>
        </table:table-row>
        <table:table-row>
          <table:table-cell table:style-name="Table1.A5" office:value-type="float" office:value="1.5">
            <text:p text:style-name="P9">1.5</text:p>
          </table:table-cell>
          <table:table-cell table:style-name="Table1.A2" office:value-type="string">
            <text:p text:style-name="P9">N/A</text:p>
          </table:table-cell>
          <table:table-cell table:style-name="Table1.A2" office:value-type="string">
            <text:p text:style-name="P9">07/11/2013</text:p>
          </table:table-cell>
          <table:table-cell table:style-name="Table1.A2" office:value-type="string">
            <text:p text:style-name="P9">Added description for the FR6 database tests</text:p>
          </table:table-cell>
          <table:table-cell table:style-name="Table1.E2" office:value-type="string">
            <text:p text:style-name="P9">mvz</text:p>
          </table:table-cell>
        </table:table-row>
        <table:table-row>
          <table:table-cell table:style-name="Table1.A5" office:value-type="float" office:value="1.6">
            <text:p text:style-name="P9">1.6</text:p>
          </table:table-cell>
          <table:table-cell table:style-name="Table1.A2" office:value-type="string">
            <text:p text:style-name="P9">N/A</text:p>
          </table:table-cell>
          <table:table-cell table:style-name="Table1.A2" office:value-type="string">
            <text:p text:style-name="P9">09/11/2013</text:p>
          </table:table-cell>
          <table:table-cell table:style-name="Table1.A2" office:value-type="string">
            <text:p text:style-name="P9">Corrected some spelling mistakes, changed date format to be consistent,added page break before contents,added description to SE-F-027, some clarification of pass criteria.</text:p>
          </table:table-cell>
          <table:table-cell table:style-name="Table1.E2" office:value-type="string">
            <text:p text:style-name="P9">hfb1</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serif" svg:font-family="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P2" style:family="paragraph" style:parent-style-name="Footer">
      <style:text-properties style:font-name="CMU Serif" fo:font-size="10pt" fo:font-style="italic" style:font-size-asian="8.75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bookmark-start text:name="__RefHeading__700_1817488610"/>Software Engineering Group Projects – Test Specification <text:s text:c="42"/>Version1.6 (Draft)<text:bookmark-end text:name="__RefHeading__700_1817488610"/></text:p>
      </style:header>
      <style:footer>
        <text:p text:style-name="MP2">COMPUTER SCIENCE / ABERYSTWYTH UNIVERSITY <text:tab/>Page <text:page-number text:select-page="current">2</text:page-number> of <text:page-count>14</text:page-count></text:p>
      </style:footer>
    </style:master-page>
    <style:master-page style:name="Landscape" style:page-layout-name="Mpm2">
      <style:footer>
        <text:p text:style-name="MP2">COMPUTER SCIENCE / ABERYSTWYTH UNIVERSITY <text:tab/><text:tab/><text:tab/><text:tab/><text:tab/><text:tab/>Page <text:page-number text:select-page="current">5</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9T17:58:32</dc:date>
    <meta:generator>OpenOffice/4.0.1$Unix OpenOffice.org_project/401m5$Build-9714</meta:generator>
    <meta:editing-duration>PT12H51S</meta:editing-duration>
    <meta:editing-cycles>90</meta:editing-cycles>
    <dc:creator>Harry Buckley</dc:creator>
    <meta:document-statistic meta:table-count="2" meta:image-count="0" meta:object-count="0" meta:page-count="14" meta:paragraph-count="385" meta:word-count="2864" meta:character-count="16150"/>
  </office:meta>
</office:document-meta>
</file>